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T Sans" svg:font-family="PT Sans" style:font-family-generic="swiss" style:font-pitch="variable"/>
    <style:font-face style:name="Karla" svg:font-family="Karla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Ek Mukta" svg:font-family="Ek Mukta" style:font-family-generic="system" style:font-pitch="variable"/>
    <style:font-face style:name="Quicksand Medium" svg:font-family="Quicksand Medium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/>
    </style:style>
    <style:style style:name="T51" style:parent-style-name="DefaultParagraphFont" style:family="text">
      <style:text-properties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Heading1" style:family="paragraph">
      <style:text-properties fo:font-style="italic" style:font-style-asian="italic" style:font-style-complex="italic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 fo:language="es" fo:country="MX"/>
    </style:style>
    <style:style style:name="T87" style:parent-style-name="DefaultParagraphFont" style:family="text">
      <style:text-properties fo:language="es" fo:country="MX"/>
    </style:style>
    <style:style style:name="T88" style:parent-style-name="DefaultParagraphFont" style:family="text">
      <style:text-properties fo:font-style="italic" style:font-style-asian="italic" style:font-style-complex="italic" fo:language="es" fo:country="MX"/>
    </style:style>
    <style:style style:name="T89" style:parent-style-name="DefaultParagraphFont" style:family="text">
      <style:text-properties fo:language="es" fo:country="MX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 fo:language="es" fo:country="MX"/>
    </style:style>
    <style:style style:name="T105" style:parent-style-name="DefaultParagraphFont" style:family="text">
      <style:text-properties fo:language="es" fo:country="MX"/>
    </style:style>
    <style:style style:name="T106" style:parent-style-name="DefaultParagraphFont" style:family="text">
      <style:text-properties fo:font-style="italic" style:font-style-asian="italic" style:font-style-complex="italic" fo:language="es" fo:country="MX"/>
    </style:style>
    <style:style style:name="T107" style:parent-style-name="DefaultParagraphFont" style:family="text">
      <style:text-properties fo:language="es" fo:country="MX"/>
    </style:style>
    <style:style style:name="T108" style:parent-style-name="DefaultParagraphFont" style:family="text">
      <style:text-properties fo:font-style="italic" style:font-style-asian="italic" style:font-style-complex="italic" fo:language="es" fo:country="MX"/>
    </style:style>
    <style:style style:name="T109" style:parent-style-name="DefaultParagraphFont" style:family="text">
      <style:text-properties fo:language="es" fo:country="MX"/>
    </style:style>
    <style:style style:name="T110" style:parent-style-name="DefaultParagraphFont" style:family="text">
      <style:text-properties fo:language="es" fo:country="MX"/>
    </style:style>
    <style:style style:name="T111" style:parent-style-name="DefaultParagraphFont" style:family="text">
      <style:text-properties fo:font-style="italic" style:font-style-asian="italic" style:font-style-complex="italic" fo:language="es" fo:country="MX"/>
    </style:style>
    <style:style style:name="T112" style:parent-style-name="DefaultParagraphFont" style:family="text">
      <style:text-properties fo:language="es" fo:country="MX"/>
    </style:style>
    <style:style style:name="T113" style:parent-style-name="DefaultParagraphFont" style:family="text">
      <style:text-properties fo:language="es" fo:country="MX"/>
    </style:style>
    <style:style style:name="T114" style:parent-style-name="DefaultParagraphFont" style:family="text">
      <style:text-properties fo:font-style="italic" style:font-style-asian="italic" style:font-style-complex="italic" fo:language="es" fo:country="MX"/>
    </style:style>
    <style:style style:name="T115" style:parent-style-name="DefaultParagraphFont" style:family="text">
      <style:text-properties fo:language="es" fo:country="MX"/>
    </style:style>
    <style:style style:name="T116" style:parent-style-name="DefaultParagraphFont" style:family="text">
      <style:text-properties fo:font-style="italic" style:font-style-asian="italic" style:font-style-complex="italic" fo:language="es" fo:country="MX"/>
    </style:style>
    <style:style style:name="T117" style:parent-style-name="DefaultParagraphFont" style:family="text">
      <style:text-properties fo:language="es" fo:country="MX"/>
    </style:style>
    <style:style style:name="T118" style:parent-style-name="DefaultParagraphFont" style:family="text">
      <style:text-properties fo:font-style="italic" style:font-style-asian="italic" style:font-style-complex="italic" fo:language="es" fo:country="MX"/>
    </style:style>
    <style:style style:name="T119" style:parent-style-name="DefaultParagraphFont" style:family="text">
      <style:text-properties fo:language="es" fo:country="MX"/>
    </style:style>
    <style:style style:name="T120" style:parent-style-name="DefaultParagraphFont" style:family="text">
      <style:text-properties fo:font-style="italic" style:font-style-asian="italic" style:font-style-complex="italic" fo:language="es" fo:country="MX"/>
    </style:style>
    <style:style style:name="T121" style:parent-style-name="DefaultParagraphFont" style:family="text">
      <style:text-properties fo:language="es" fo:country="MX"/>
    </style:style>
    <style:style style:name="T122" style:parent-style-name="DefaultParagraphFont" style:family="text">
      <style:text-properties fo:language="es" fo:country="MX"/>
    </style:style>
    <style:style style:name="T123" style:parent-style-name="DefaultParagraphFont" style:family="text">
      <style:text-properties fo:font-style="italic" style:font-style-asian="italic" style:font-style-complex="italic" fo:language="es" fo:country="MX"/>
    </style:style>
    <style:style style:name="T124" style:parent-style-name="DefaultParagraphFont" style:family="text">
      <style:text-properties fo:language="es" fo:country="MX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fo:font-style="italic" style:font-style-asian="italic" style:font-style-complex="italic"/>
    </style:style>
    <style:style style:name="T127" style:parent-style-name="DefaultParagraphFont" style:family="text">
      <style:text-properties fo:font-style="italic" style:font-style-asian="italic" style:font-style-complex="italic"/>
    </style:style>
    <style:style style:name="TableColumn129" style:family="table-column">
      <style:table-column-properties style:column-width="0.7256in"/>
    </style:style>
    <style:style style:name="TableColumn130" style:family="table-column">
      <style:table-column-properties style:column-width="1.0618in"/>
    </style:style>
    <style:style style:name="Table128" style:family="table">
      <style:table-properties style:width="1.7875in" fo:margin-left="0in" table:align="left" fo:break-before="page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00%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line-height="100%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line-height="100%"/>
    </style:style>
    <style:style style:name="T301" style:parent-style-name="DefaultParagraphFont" style:family="text">
      <style:text-properties fo:font-style="italic" style:font-style-asian="italic" style:font-style-complex="italic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line-height="100%"/>
    </style:style>
    <style:style style:name="TableRow317" style:family="table-row">
      <style:table-row-properties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line-height="100%"/>
    </style:style>
    <style:style style:name="TableRow327" style:family="table-row">
      <style:table-row-properties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line-height="100%"/>
    </style:style>
    <style:style style:name="TableRow337" style:family="table-row">
      <style:table-row-properties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/>
    </style:style>
    <style:style style:name="TableRow342" style:family="table-row">
      <style:table-row-properties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/>
    </style:style>
    <style:style style:name="TableRow352" style:family="table-row">
      <style:table-row-properties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55" style:family="table-cell">
      <style:table-cell-properties fo:border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line-height="100%"/>
    </style:style>
    <style:style style:name="TableRow357" style:family="table-row">
      <style:table-row-properties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/>
    </style:style>
    <style:style style:name="TableRow382" style:family="table-row">
      <style:table-row-properties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85" style:family="table-cell">
      <style:table-cell-properties fo:border="none" style:writing-mode="lr-tb" fo:padding-top="0in" fo:padding-left="0.075in" fo:padding-bottom="0in" fo:padding-right="0.075in"/>
    </style:style>
    <style:style style:name="P386" style:parent-style-name="Normal" style:family="paragraph">
      <style:paragraph-properties fo:line-height="100%"/>
    </style:style>
    <style:style style:name="TableRow387" style:family="table-row">
      <style:table-row-properties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/>
    </style:style>
    <style:style style:name="TableRow397" style:family="table-row">
      <style:table-row-properties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00" style:family="table-cell">
      <style:table-cell-properties fo:border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/>
    </style:style>
    <style:style style:name="TableRow407" style:family="table-row">
      <style:table-row-properties/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10" style:family="table-cell">
      <style:table-cell-properties fo:border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/>
    </style:style>
    <style:style style:name="TableRow417" style:family="table-row">
      <style:table-row-properties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/>
    </style:style>
    <style:style style:name="TableRow422" style:family="table-row">
      <style:table-row-properties/>
    </style:style>
    <style:style style:name="TableCell423" style:family="table-cell">
      <style:table-cell-properties fo:border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Normal" style:family="paragraph">
      <style:paragraph-properties fo:line-height="100%"/>
    </style:style>
    <style:style style:name="TableRow427" style:family="table-row">
      <style:table-row-properties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/>
    </style:style>
    <style:style style:name="TableRow432" style:family="table-row">
      <style:table-row-properties/>
    </style:style>
    <style:style style:name="TableCell433" style:family="table-cell">
      <style:table-cell-properties fo:border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35" style:family="table-cell">
      <style:table-cell-properties fo:border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/>
    </style:style>
    <style:style style:name="TableRow442" style:family="table-row">
      <style:table-row-properties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line-height="100%"/>
    </style:style>
    <style:style style:name="TableRow447" style:family="table-row">
      <style:table-row-properties/>
    </style:style>
    <style:style style:name="TableCell448" style:family="table-cell">
      <style:table-cell-properties fo:border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50" style:family="table-cell">
      <style:table-cell-properties fo:border="none" style:writing-mode="lr-tb" fo:padding-top="0in" fo:padding-left="0.075in" fo:padding-bottom="0in" fo:padding-right="0.075in"/>
    </style:style>
    <style:style style:name="P451" style:parent-style-name="Normal" style:family="paragraph">
      <style:paragraph-properties fo:line-height="100%"/>
    </style:style>
    <style:style style:name="TableRow452" style:family="table-row">
      <style:table-row-properties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/>
    </style:style>
    <style:style style:name="TableRow457" style:family="table-row">
      <style:table-row-properties/>
    </style:style>
    <style:style style:name="TableCell458" style:family="table-cell">
      <style:table-cell-properties fo:border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line-height="100%"/>
    </style:style>
    <style:style style:name="TableRow462" style:family="table-row">
      <style:table-row-properties/>
    </style:style>
    <style:style style:name="TableCell463" style:family="table-cell">
      <style:table-cell-properties fo:border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/>
    </style:style>
    <style:style style:name="TableRow467" style:family="table-row">
      <style:table-row-properties/>
    </style:style>
    <style:style style:name="TableCell468" style:family="table-cell">
      <style:table-cell-properties fo:border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75" style:family="table-cell">
      <style:table-cell-properties fo:border="none" style:writing-mode="lr-tb" fo:padding-top="0in" fo:padding-left="0.075in" fo:padding-bottom="0in" fo:padding-right="0.075in"/>
    </style:style>
    <style:style style:name="P476" style:parent-style-name="Normal" style:family="paragraph">
      <style:paragraph-properties fo:line-height="100%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line-height="100%"/>
    </style:style>
    <style:style style:name="TableRow487" style:family="table-row">
      <style:table-row-properties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90" style:family="table-cell">
      <style:table-cell-properties fo:border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/>
    </style:style>
    <style:style style:name="TableRow492" style:family="table-row">
      <style:table-row-properties/>
    </style:style>
    <style:style style:name="TableCell493" style:family="table-cell">
      <style:table-cell-properties fo:border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495" style:family="table-cell">
      <style:table-cell-properties fo:border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/>
    </style:style>
    <style:style style:name="TableRow497" style:family="table-row">
      <style:table-row-properties/>
    </style:style>
    <style:style style:name="TableCell498" style:family="table-cell">
      <style:table-cell-properties fo:border="none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00" style:family="table-cell">
      <style:table-cell-properties fo:border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line-height="100%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05" style:family="table-cell">
      <style:table-cell-properties fo:border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/>
    </style:style>
    <style:style style:name="TableRow507" style:family="table-row">
      <style:table-row-properties/>
    </style:style>
    <style:style style:name="TableCell508" style:family="table-cell">
      <style:table-cell-properties fo:border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10" style:family="table-cell">
      <style:table-cell-properties fo:border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/>
    </style:style>
    <style:style style:name="TableRow512" style:family="table-row">
      <style:table-row-properties/>
    </style:style>
    <style:style style:name="TableCell513" style:family="table-cell">
      <style:table-cell-properties fo:border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15" style:family="table-cell">
      <style:table-cell-properties fo:border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/>
    </style:style>
    <style:style style:name="TableRow517" style:family="table-row">
      <style:table-row-properties/>
    </style:style>
    <style:style style:name="TableCell518" style:family="table-cell">
      <style:table-cell-properties fo:border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/>
    </style:style>
    <style:style style:name="TableRow522" style:family="table-row">
      <style:table-row-properties/>
    </style:style>
    <style:style style:name="TableCell523" style:family="table-cell">
      <style:table-cell-properties fo:border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25" style:family="table-cell">
      <style:table-cell-properties fo:border="none" style:writing-mode="lr-tb" fo:padding-top="0in" fo:padding-left="0.075in" fo:padding-bottom="0in" fo:padding-right="0.075in"/>
    </style:style>
    <style:style style:name="P526" style:parent-style-name="Normal" style:family="paragraph">
      <style:paragraph-properties fo:line-height="100%"/>
    </style:style>
    <style:style style:name="TableRow527" style:family="table-row">
      <style:table-row-properties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30" style:family="table-cell">
      <style:table-cell-properties fo:border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line-height="100%"/>
    </style:style>
    <style:style style:name="TableRow532" style:family="table-row">
      <style:table-row-properties/>
    </style:style>
    <style:style style:name="TableCell533" style:family="table-cell">
      <style:table-cell-properties fo:border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35" style:family="table-cell">
      <style:table-cell-properties fo:border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/>
    </style:style>
    <style:style style:name="TableRow537" style:family="table-row">
      <style:table-row-properties/>
    </style:style>
    <style:style style:name="TableCell538" style:family="table-cell">
      <style:table-cell-properties fo:border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40" style:family="table-cell">
      <style:table-cell-properties fo:border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line-height="100%"/>
    </style:style>
    <style:style style:name="TableRow542" style:family="table-row">
      <style:table-row-properties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45" style:family="table-cell">
      <style:table-cell-properties fo:border="none" style:writing-mode="lr-tb" fo:padding-top="0in" fo:padding-left="0.075in" fo:padding-bottom="0in" fo:padding-right="0.075in"/>
    </style:style>
    <style:style style:name="P546" style:parent-style-name="Normal" style:family="paragraph">
      <style:paragraph-properties fo:line-height="100%"/>
    </style:style>
    <style:style style:name="TableRow547" style:family="table-row">
      <style:table-row-properties/>
    </style:style>
    <style:style style:name="TableCell548" style:family="table-cell">
      <style:table-cell-properties fo:border="none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line-height="100%"/>
    </style:style>
    <style:style style:name="TableRow552" style:family="table-row">
      <style:table-row-properties/>
    </style:style>
    <style:style style:name="TableCell553" style:family="table-cell">
      <style:table-cell-properties fo:border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55" style:family="table-cell">
      <style:table-cell-properties fo:border="none" style:writing-mode="lr-tb" fo:padding-top="0in" fo:padding-left="0.075in" fo:padding-bottom="0in" fo:padding-right="0.075in"/>
    </style:style>
    <style:style style:name="P556" style:parent-style-name="Normal" style:family="paragraph">
      <style:paragraph-properties fo:line-height="100%"/>
    </style:style>
    <style:style style:name="TableRow557" style:family="table-row">
      <style:table-row-properties/>
    </style:style>
    <style:style style:name="TableCell558" style:family="table-cell">
      <style:table-cell-properties fo:border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/>
    </style:style>
    <style:style style:name="TableRow562" style:family="table-row">
      <style:table-row-properties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65" style:family="table-cell">
      <style:table-cell-properties fo:border="none" style:writing-mode="lr-tb" fo:padding-top="0in" fo:padding-left="0.075in" fo:padding-bottom="0in" fo:padding-right="0.075in"/>
    </style:style>
    <style:style style:name="P566" style:parent-style-name="Normal" style:family="paragraph">
      <style:paragraph-properties fo:line-height="100%"/>
    </style:style>
    <style:style style:name="TableRow567" style:family="table-row">
      <style:table-row-properties/>
    </style:style>
    <style:style style:name="TableCell568" style:family="table-cell">
      <style:table-cell-properties fo:border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70" style:family="table-cell">
      <style:table-cell-properties fo:border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/>
    </style:style>
    <style:style style:name="TableRow572" style:family="table-row">
      <style:table-row-properties/>
    </style:style>
    <style:style style:name="TableCell573" style:family="table-cell">
      <style:table-cell-properties fo:border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75" style:family="table-cell">
      <style:table-cell-properties fo:border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/>
    </style:style>
    <style:style style:name="TableRow577" style:family="table-row">
      <style:table-row-properties/>
    </style:style>
    <style:style style:name="TableCell578" style:family="table-cell">
      <style:table-cell-properties fo:border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80" style:family="table-cell">
      <style:table-cell-properties fo:border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/>
    </style:style>
    <style:style style:name="TableRow582" style:family="table-row">
      <style:table-row-properties/>
    </style:style>
    <style:style style:name="TableCell583" style:family="table-cell">
      <style:table-cell-properties fo:border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85" style:family="table-cell">
      <style:table-cell-properties fo:border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/>
    </style:style>
    <style:style style:name="TableRow587" style:family="table-row">
      <style:table-row-properties/>
    </style:style>
    <style:style style:name="TableCell588" style:family="table-cell">
      <style:table-cell-properties fo:border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90" style:family="table-cell">
      <style:table-cell-properties fo:border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/>
    </style:style>
    <style:style style:name="TableRow592" style:family="table-row">
      <style:table-row-properties/>
    </style:style>
    <style:style style:name="TableCell593" style:family="table-cell">
      <style:table-cell-properties fo:border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595" style:family="table-cell">
      <style:table-cell-properties fo:border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/>
    </style:style>
    <style:style style:name="T597" style:parent-style-name="DefaultParagraphFont" style:family="text">
      <style:text-properties fo:font-style="italic" style:font-style-asian="italic" style:font-style-complex="italic"/>
    </style:style>
    <style:style style:name="TableRow598" style:family="table-row">
      <style:table-row-properties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line-height="100%"/>
    </style:style>
    <style:style style:name="TableRow603" style:family="table-row">
      <style:table-row-properties/>
    </style:style>
    <style:style style:name="TableCell604" style:family="table-cell">
      <style:table-cell-properties fo:border="none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11" style:family="table-cell">
      <style:table-cell-properties fo:border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/>
    </style:style>
    <style:style style:name="TableRow613" style:family="table-row">
      <style:table-row-properties/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/>
    </style:style>
    <style:style style:name="TableRow618" style:family="table-row">
      <style:table-row-properties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21" style:family="table-cell">
      <style:table-cell-properties fo:border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line-height="100%"/>
    </style:style>
    <style:style style:name="TableRow623" style:family="table-row">
      <style:table-row-properties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26" style:family="table-cell">
      <style:table-cell-properties fo:border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/>
    </style:style>
    <style:style style:name="TableRow628" style:family="table-row">
      <style:table-row-properties/>
    </style:style>
    <style:style style:name="TableCell629" style:family="table-cell">
      <style:table-cell-properties fo:border="none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31" style:family="table-cell">
      <style:table-cell-properties fo:border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/>
    </style:style>
    <style:style style:name="TableRow633" style:family="table-row">
      <style:table-row-properties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36" style:family="table-cell">
      <style:table-cell-properties fo:border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/>
    </style:style>
    <style:style style:name="TableRow638" style:family="table-row">
      <style:table-row-properties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line-height="100%"/>
    </style:style>
    <style:style style:name="TableRow643" style:family="table-row">
      <style:table-row-properties/>
    </style:style>
    <style:style style:name="TableCell644" style:family="table-cell">
      <style:table-cell-properties fo:border="none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46" style:family="table-cell">
      <style:table-cell-properties fo:border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0%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/>
    </style:style>
    <style:style style:name="TableRow653" style:family="table-row">
      <style:table-row-properties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56" style:family="table-cell">
      <style:table-cell-properties fo:border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/>
    </style:style>
    <style:style style:name="TableRow658" style:family="table-row">
      <style:table-row-properties/>
    </style:style>
    <style:style style:name="TableCell659" style:family="table-cell">
      <style:table-cell-properties fo:border="none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line-height="100%"/>
    </style:style>
    <style:style style:name="TableRow663" style:family="table-row">
      <style:table-row-properties/>
    </style:style>
    <style:style style:name="TableCell664" style:family="table-cell">
      <style:table-cell-properties fo:border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66" style:family="table-cell">
      <style:table-cell-properties fo:border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/>
    </style:style>
    <style:style style:name="TableRow668" style:family="table-row">
      <style:table-row-properties/>
    </style:style>
    <style:style style:name="TableCell669" style:family="table-cell">
      <style:table-cell-properties fo:border="none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71" style:family="table-cell">
      <style:table-cell-properties fo:border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/>
    </style:style>
    <style:style style:name="TableRow673" style:family="table-row">
      <style:table-row-properties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line-height="100%"/>
    </style:style>
    <style:style style:name="TableRow678" style:family="table-row">
      <style:table-row-properties/>
    </style:style>
    <style:style style:name="TableCell679" style:family="table-cell">
      <style:table-cell-properties fo:border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81" style:family="table-cell">
      <style:table-cell-properties fo:border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/>
    </style:style>
    <style:style style:name="TableRow688" style:family="table-row">
      <style:table-row-properties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91" style:family="table-cell">
      <style:table-cell-properties fo:border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/>
    </style:style>
    <style:style style:name="TableRow693" style:family="table-row">
      <style:table-row-properties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Normal" style:family="paragraph">
      <style:paragraph-properties fo:line-height="100%"/>
    </style:style>
    <style:style style:name="TableRow698" style:family="table-row">
      <style:table-row-properties/>
    </style:style>
    <style:style style:name="TableCell699" style:family="table-cell">
      <style:table-cell-properties fo:border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/>
    </style:style>
    <style:style style:name="TableRow703" style:family="table-row">
      <style:table-row-properties/>
    </style:style>
    <style:style style:name="TableCell704" style:family="table-cell">
      <style:table-cell-properties fo:border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06" style:family="table-cell">
      <style:table-cell-properties fo:border="none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0%"/>
    </style:style>
    <style:style style:name="TableRow708" style:family="table-row">
      <style:table-row-properties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line-height="100%"/>
    </style:style>
    <style:style style:name="TableRow713" style:family="table-row">
      <style:table-row-properties/>
    </style:style>
    <style:style style:name="TableCell714" style:family="table-cell">
      <style:table-cell-properties fo:border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/>
    </style:style>
    <style:style style:name="TableRow718" style:family="table-row">
      <style:table-row-properties/>
    </style:style>
    <style:style style:name="TableCell719" style:family="table-cell">
      <style:table-cell-properties fo:border="none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/>
    </style:style>
    <style:style style:name="TableRow723" style:family="table-row">
      <style:table-row-properties/>
    </style:style>
    <style:style style:name="TableCell724" style:family="table-cell">
      <style:table-cell-properties fo:border="none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26" style:family="table-cell">
      <style:table-cell-properties fo:border="none" style:writing-mode="lr-tb" fo:padding-top="0in" fo:padding-left="0.075in" fo:padding-bottom="0in" fo:padding-right="0.075in"/>
    </style:style>
    <style:style style:name="P727" style:parent-style-name="Normal" style:family="paragraph">
      <style:paragraph-properties fo:line-height="100%"/>
    </style:style>
    <style:style style:name="TableRow728" style:family="table-row">
      <style:table-row-properties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line-height="100%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/>
    </style:style>
    <style:style style:name="TableRow738" style:family="table-row">
      <style:table-row-properties/>
    </style:style>
    <style:style style:name="TableCell739" style:family="table-cell">
      <style:table-cell-properties fo:border="none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Normal" style:family="paragraph">
      <style:paragraph-properties fo:line-height="100%"/>
    </style:style>
    <style:style style:name="TableRow743" style:family="table-row">
      <style:table-row-properties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line-height="100%"/>
    </style:style>
    <style:style style:name="TableRow748" style:family="table-row">
      <style:table-row-properties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/>
    </style:style>
    <style:style style:name="TableRow753" style:family="table-row">
      <style:table-row-properties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/>
    </style:style>
    <style:style style:name="TableRow758" style:family="table-row">
      <style:table-row-properties/>
    </style:style>
    <style:style style:name="TableCell759" style:family="table-cell">
      <style:table-cell-properties fo:border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line-height="100%"/>
    </style:style>
    <style:style style:name="TableRow763" style:family="table-row">
      <style:table-row-properties/>
    </style:style>
    <style:style style:name="TableCell764" style:family="table-cell">
      <style:table-cell-properties fo:border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66" style:family="table-cell">
      <style:table-cell-properties fo:border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line-height="100%"/>
    </style:style>
    <style:style style:name="TableRow768" style:family="table-row">
      <style:table-row-properties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71" style:family="table-cell">
      <style:table-cell-properties fo:border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line-height="100%"/>
    </style:style>
    <style:style style:name="TableRow773" style:family="table-row">
      <style:table-row-properties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end" fo:line-height="100%"/>
      <style:text-properties fo:font-size="9pt" style:font-size-asian="9pt" style:font-size-complex="9pt"/>
    </style:style>
    <style:style style:name="TableCell776" style:family="table-cell">
      <style:table-cell-properties fo:border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line-height="100%"/>
    </style:style>
    <style:style style:name="TableRow778" style:family="table-row">
      <style:table-row-properties/>
    </style:style>
    <style:style style:name="TableCell779" style:family="table-cell">
      <style:table-cell-properties fo:border="none" style:writing-mode="lr-tb" fo:padding-top="0in" fo:padding-left="0.075in" fo:padding-bottom="0in" fo:padding-right="0.075in"/>
    </style:style>
    <style:style style:name="P780" style:parent-style-name="Heading1" style:family="paragraph">
      <style:paragraph-properties fo:line-height="100%"/>
    </style:style>
    <style:style style:name="TableCell781" style:family="table-cell">
      <style:table-cell-properties fo:border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line-height="100%"/>
    </style:style>
  </office:automatic-styles>
  <office:body>
    <office:text text:use-soft-page-breaks="true">
      <text:p text:style-name="P1">Last Updated 22 Dec. 2022</text:p>
      <text:p text:style-name="P2">Toki Pona</text:p>
      <text:p text:style-name="Normal">Toki Pona is a language developed by linguist Sonja Lang,<text:s/>with only around 130 words.</text:p>
      <text:p text:style-name="Normal">This side describes the entire grammar, the other side contains the entire vocabulary.<text:s/></text:p>
      <text:p text:style-name="Normal">This version<text:s/>is<text:s/>by jan Sa, CC0.<text:s/><text:a xlink:href="https://blinry.org/toki-pona-cheat-sheet/" office:target-frame-name="_top" xlink:show="replace"><text:span text:style-name="Hyperlink">Original</text:span></text:a><text:s/>by blinry.<text:s/></text:p>
      <text:p text:style-name="Normal">This document is simply a cheat sheet and is not extensive. For more, visit<text:s/><text:a xlink:href="https://tokipona.org/" office:target-frame-name="_top" xlink:show="replace"><text:span text:style-name="Hyperlink">https://tokipona.org/</text:span></text:a><text:s/></text:p>
      <text:h text:style-name="Heading1" text:outline-level="1">Alphabet</text:h>
      <text:p text:style-name="Normal">Toki Pona uses these letters:<text:line-break/>a e<text:s/>i<text:s/>j k l m n o p s t u w<text:line-break/>You can base their sounds<text:s/>using<text:s/>the IPA.</text:p>
      <text:h text:style-name="Heading1" text:outline-level="1">Basic sentences</text:h>
      <text:p text:style-name="Normal">The particle<text:s/><text:span text:style-name="T3">li</text:span><text:s/>separates the subject from the<text:s/>predicate.</text:p>
      <text:p text:style-name="Normal"><text:span text:style-name="T4">soweli li moku.</text:span><text:s/>– The cat is eating.</text:p>
      <text:p text:style-name="Normal"><text:span text:style-name="T5">jan li lape.<text:s/></text:span>– Someone is sleeping.<text:s/></text:p>
      <text:p text:style-name="Normal">There is no verb “to be.”</text:p>
      <text:p text:style-name="Normal">The part after<text:s/><text:span text:style-name="T6">li</text:span><text:s/>(predicate)<text:s/>can be a noun or an adjective.</text:p>
      <text:p text:style-name="Normal"><text:span text:style-name="T7">kili li moku.<text:s/></text:span><text:s/>– Fruits are food.</text:p>
      <text:p text:style-name="Normal"><text:span text:style-name="T8">telo li pona.</text:span><text:s/>– Water is good.</text:p>
      <text:p text:style-name="Normal">If the subject is<text:s/><text:span text:style-name="T9">mi<text:s/></text:span>or<text:s/><text:span text:style-name="T10">sina<text:s/></text:span>alone, the<text:s/><text:span text:style-name="T11">li</text:span><text:s/>is always omitted.</text:p>
      <text:p text:style-name="Normal"><text:span text:style-name="T12">mi moku.</text:span><text:s/>– I eat.</text:p>
      <text:p text:style-name="Normal"><text:span text:style-name="T13">sina pona.</text:span><text:s/>– You are good.</text:p>
      <text:h text:style-name="Heading1" text:outline-level="1">Ambiguity</text:h>
      <text:p text:style-name="Normal">Toki Pona words are less specific than English words, so one-to-one translation is not as easy.</text:p>
      <text:p text:style-name="Normal"><text:span text:style-name="T14">mi moku. –<text:s/></text:span>I am eating. / I was eating. / I will be eating.</text:p>
      <text:p text:style-name="Normal">Many words have multiple or general meanings.</text:p>
      <text:p text:style-name="Normal"><text:span text:style-name="T15">soweli</text:span><text:s/>– cat / dog / (any land mammal)</text:p>
      <text:p text:style-name="Normal">kili = (any fruit or vegetable)</text:p>
      <text:p text:style-name="Normal">Most words can act as nouns, verbs, adjectives, or adverbs.</text:p>
      <text:p text:style-name="Normal"><text:span text:style-name="T16">telo</text:span><text:s/>– water / wet / to wash</text:p>
      <text:p text:style-name="Normal"><text:span text:style-name="T17">pona</text:span><text:s/>= good,<text:s/>simple / to<text:s/>improve, to<text:s/>make better<text:s/>/ well, greatly</text:p>
      <text:p text:style-name="Normal">Nouns have no<text:s/>default<text:s/>countability. They also do not have any default<text:s/>identifiability.</text:p>
      <text:p text:style-name="Normal"><text:span text:style-name="T18">kili</text:span><text:s/>– a fruit / the fruit / some fruits / the fruits</text:p>
      <text:p text:style-name="Normal"><text:span text:style-name="T19">mi</text:span><text:s/>– I / me / we / us</text:p>
      <text:p text:style-name="Normal"/>
      <text:h text:style-name="Heading1" text:outline-level="1">Direct objects</text:h>
      <text:p text:style-name="Normal"><text:s/>The particle<text:s/><text:span text:style-name="T20">e<text:s/></text:span>separates a verb from its direct object.<text:s/>This also makes the word before into a verb.</text:p>
      <text:p text:style-name="Normal"><text:span text:style-name="T21">soweli li moku e telo.</text:span><text:s/>– The animal drinks the water.</text:p>
      <text:p text:style-name="Normal"><text:span text:style-name="T22">mi telo e soweli.</text:span><text:s/>– I wash the cat.<text:s/>/ I apply water to the cat.</text:p>
      <text:p text:style-name="Normal"><text:span text:style-name="T23">sina</text:span><text:span text:style-name="T24"><text:s/>suli e<text:s/></text:span><text:span text:style-name="T25">ona</text:span>–<text:s/>You embiggen it. / You make it big.</text:p>
      <text:h text:style-name="Heading1" text:outline-level="1">Modifying words</text:h>
      <text:p text:style-name="Normal">Words can be modified by appending other words.</text:p>
      <text:p text:style-name="Normal"><text:span text:style-name="T26">jan lili</text:span><text:s/>– small human, child</text:p>
      <text:p text:style-name="Normal"><text:span text:style-name="T27">tomo mi</text:span><text:s/>– my house</text:p>
      <text:p text:style-name="Normal"><text:span text:style-name="T28">pilin pona</text:span><text:s/>– a good feeling</text:p>
      <text:p text:style-name="Normal">To negate a word, append<text:s/><text:span text:style-name="T29">ala</text:span>:</text:p>
      <text:p text:style-name="Normal"><text:span text:style-name="T30">mi lape ala. –<text:s/></text:span>I’m not sleeping.</text:p>
      <text:p text:style-name="Normal"><text:span text:style-name="T31">jan ala li toki.</text:span><text:s/>– No one is talking.</text:p>
      <text:p text:style-name="Normal">With multiple modifiers, they all modify the first word.</text:p>
      <text:p text:style-name="Normal"><text:span text:style-name="T32">lipu kasi</text:span><text:span text:style-name="T33"><text:s/>tu</text:span><text:s/>–<text:s/>two plant documents</text:p>
      <text:p text:style-name="Normal"><text:span text:style-name="T34">poki laso pimeja<text:s/></text:span>– a<text:s/>blue and black box<text:s/></text:p>
      <text:p text:style-name="Normal">You can change the way the modifiers interact using<text:s/><text:span text:style-name="T35">pi</text:span>.</text:p>
      <text:p text:style-name="Normal"><text:span text:style-name="T36">lipu pi kasi tu<text:s/></text:span>– a document of two plants</text:p>
      <text:p text:style-name="Normal"><text:span text:style-name="T37">poki pi laso pimeja</text:span>– a dark-blue box</text:p>
      <text:h text:style-name="Heading1" text:outline-level="1">Prepositions</text:h>
      <text:p text:style-name="Normal"><text:span text:style-name="T38">kepeken, lon, sama, tan,<text:s/></text:span>and<text:s/><text:span text:style-name="T39">tawa</text:span><text:s/>can act as prepositions. They go at<text:s/>the end of a<text:s/>stament.</text:p>
      <text:p text:style-name="Normal"><text:span text:style-name="T40">mi moku kepeken ilo</text:span>. – I eat with<text:s/>cutlery.<text:s/></text:p>
      <text:p text:style-name="Normal"><text:span text:style-name="T41">soweli li lon tomo.</text:span><text:s/>– The animal is in the house.</text:p>
      <text:p text:style-name="Normal"><text:span text:style-name="T42">sina toki sama kala!</text:span><text:s/>– You talk like a fish!</text:p>
      <text:p text:style-name="Normal"><text:span text:style-name="T43">mi kama tan esun.</text:span><text:s/>– I arrive from the store.</text:p>
      <text:p text:style-name="Normal"><text:span text:style-name="T44">ona li toki</text:span><text:span text:style-name="T45"><text:s/>e ni</text:span><text:span text:style-name="T46"><text:s/>tawa sina.<text:s/></text:span>–<text:s/>They said this<text:s/>to you.</text:p>
      <text:h text:style-name="Heading1" text:outline-level="1">Conjunctions</text:h>
      <text:p text:style-name="Normal">There are many ways to say “and.”<text:s/>For<text:span text:style-name="T47"><text:s/>multiple<text:s/></text:span>subjects,<text:s/>use<text:s/><text:span text:style-name="T48">en</text:span>.</text:p>
      <text:p text:style-name="Normal"><text:span text:style-name="T49">mi en sina li musi mute</text:span>. – You and I are playing a lot.</text:p>
      <text:p text:style-name="Normal">For predicates, repeat<text:s/><text:span text:style-name="T50">li</text:span><text:span text:style-name="T51">.</text:span><text:s/></text:p>
      <text:p text:style-name="Normal"><text:span text:style-name="T52">soweli ni li lili li suwi.</text:span><text:s/>– This animal is small and cute.</text:p>
      <text:p text:style-name="Normal">For direct objects, repeat<text:s/><text:span text:style-name="T53">e</text:span>.</text:p>
      <text:p text:style-name="Normal"><text:span text:style-name="T54">ona li jo e waso e kala.<text:s/></text:span>– She has a bird and a fish.</text:p>
      <text:p text:style-name="Normal">For<text:s/>prepositions,<text:s/>repeat the preposition.</text:p>
      <text:p text:style-name="Normal"><text:span text:style-name="T55">mi pali e tomo kepeken palisa kepeken kiwen.</text:span><text:s/>– I make the house using sticks and stones.</text:p>
      <text:p text:style-name="Normal"><text:span text:style-name="T56">anu</text:span><text:s/>can be used to mean “or.”<text:s/></text:p>
      <text:p text:style-name="Normal"><text:span text:style-name="T57">ni li pona anu ike.</text:span><text:s/>– This is good or bad.</text:p>
      <text:p text:style-name="Normal"><text:span text:style-name="T58">mi anu sina li tawa esun.</text:span><text:s/>–<text:s/>You or I are going to the store.</text:p>
      <text:h text:style-name="Heading1" text:outline-level="1">Loaned Adjectives</text:h>
      <text:p text:style-name="Normal">Toki Pona does not use proper nouns, but rather proper adjectives:</text:p>
      <text:p text:style-name="Normal"><text:span text:style-name="T59">jan Sonja</text:span><text:s/>– a Sonja person, a person named Sonja</text:p>
      <text:p text:style-name="Normal"><text:span text:style-name="T60">toki Tosi<text:s/></text:span>– a Tosi<text:s/>(Deutsch)<text:s/>language, German</text:p>
      <text:p text:style-name="Normal"><text:span text:style-name="T61">ma Mewika li suli.</text:span><text:s/>– The US is big.</text:p>
      <text:p text:style-name="Normal">Loaned adjectives must follow Toki Pona’s phonology. Toki Pona uses a (C)V(n) syllable structure.<text:s/>Vowel clusters, consonant clusters, and the sequences<text:s/><text:span text:style-name="T62">wu, wo, ji, ti,<text:s/></text:span><text:span text:style-name="T63">nm</text:span>, and<text:s/><text:span text:style-name="T64">nn</text:span><text:s/>are disallowed.<text:s/></text:p>
      <text:h text:style-name="P65" text:outline-level="1">o</text:h>
      <text:p text:style-name="Normal">You can use<text:s/><text:span text:style-name="T66">o</text:span><text:s/>before a verb to turn it into a command.</text:p>
      <text:p text:style-name="Normal"><text:span text:style-name="T67">o kute!</text:span><text:s/>– Listen!</text:p>
      <text:p text:style-name="Normal"><text:span text:style-name="T68">o pali.<text:s/></text:span>– Work, please.</text:p>
      <text:p text:style-name="Normal">You can<text:s/>use<text:s/><text:span text:style-name="T69">o</text:span><text:s/>after a subject to address that subject.</text:p>
      <text:p text:style-name="Normal"><text:span text:style-name="T70">jan Pape o!</text:span><text:s/>– O Pape!</text:p>
      <text:p text:style-name="Normal">You can have<text:s/><text:span text:style-name="T71">o<text:s/></text:span>between a subject and predicate to express a wish, desire, request, etc.</text:p>
      <text:p text:style-name="Normal"><text:span text:style-name="T72">pona o tawa sina.</text:span><text:s/>– I wish for goodness to<text:s/>go<text:s/>to you.</text:p>
      <text:p text:style-name="Normal"><text:span text:style-name="T73">mi o pali.<text:s/></text:span>– I should be working.</text:p>
      <text:p text:style-name="Normal">Or it can also be a contraction of the first two uses.</text:p>
      <text:p text:style-name="Normal">soweli Ton o moku. – Eat, Ton.</text:p>
      <text:h text:style-name="Heading1" text:outline-level="1">Interjections</text:h>
      <text:p text:style-name="Normal">Interjections are used often, sometimes paired with<text:s/><text:span text:style-name="T74">a</text:span><text:s/>for emphasis.</text:p>
      <text:p text:style-name="Normal"><text:span text:style-name="T75">pona!</text:span><text:s/>– Good! / Great! / Thanks!</text:p>
      <text:p text:style-name="Normal"><text:span text:style-name="T76">wawa a</text:span><text:span text:style-name="T77">!</text:span><text:s/>– So powerful!</text:p>
      <text:p text:style-name="Normal"><text:span text:style-name="T78">toki!</text:span><text:s/>– Hello! / Hi! / Greetings!</text:p>
      <text:p text:style-name="Normal"><text:span text:style-name="T79">lon</text:span><text:span text:style-name="T80">!</text:span><text:s/>– True! / Correct!</text:p>
      <text:p text:style-name="Normal"><text:span text:style-name="T81">moku pona!</text:span><text:s/>– Bon appetit! / What a fantastic meal!</text:p>
      <text:h text:style-name="Heading1" text:outline-level="1">Questions</text:h>
      <text:p text:style-name="Normal">There are two ways to form<text:s/>yes or no<text:s/>questions.<text:s/>For polar questions, use<text:s/>“verb<text:s/><text:span text:style-name="T82">ala</text:span><text:s/>verb.”</text:p>
      <text:p text:style-name="Normal"><text:span text:style-name="T83">sina moku ala moku?</text:span><text:s/>– Are you eating?</text:p>
      <text:p text:style-name="Normal">To say yes,<text:s/>repeat<text:s/>the<text:s/>verb. To say no, say “verb<text:s/><text:span text:style-name="T84">ala”</text:span><text:s/>or<text:s/><text:span text:style-name="T85">“ala.</text:span>”</text:p>
      <text:p text:style-name="Normal"><text:span text:style-name="T86">moku</text:span><text:span text:style-name="T87"><text:s/>– yes</text:span></text:p>
      <text:p text:style-name="Normal"><text:span text:style-name="T88">moku ala / ala</text:span><text:span text:style-name="T89"><text:s/>– no</text:span></text:p>
      <text:p text:style-name="Normal">For open-ended questions, you can also append<text:s/><text:span text:style-name="T90">“anu seme.”</text:span></text:p>
      <text:p text:style-name="Normal"><text:span text:style-name="T91">sina moku anu seme?</text:span><text:s/>– Are you eating?</text:p>
      <text:p text:style-name="Normal"><text:span text:style-name="T92">seme<text:s/></text:span>can also be used to<text:s/>create nonpolar questions. Replace the word in question with<text:s/><text:span text:style-name="T93">seme</text:span>.</text:p>
      <text:p text:style-name="Normal"><text:span text:style-name="T94">jan seme li toki?<text:s/></text:span>– Who’s talking?</text:p>
      <text:p text:style-name="Normal"><text:span text:style-name="T95">sina pali e seme?</text:span><text:s/>– What are you making?</text:p>
      <text:p text:style-name="Normal">The question mark is a stylistic choice. Toki Pona relies purely on grammar to mark questions.</text:p>
      <text:h text:style-name="Heading1" text:outline-level="1">Preverbs</text:h>
      <text:p text:style-name="Normal">Preverbs go before verbs to modify their meaning.</text:p>
      <text:p text:style-name="Normal"><text:span text:style-name="T96">mi kama sona.</text:span><text:s/>– I come to know.</text:p>
      <text:p text:style-name="Normal"><text:span text:style-name="T97">waso lili li wile suli.</text:span><text:s/>– The small bird wants to be big.</text:p>
      <text:p text:style-name="Normal">The words that can act as preverbs are<text:s/><text:span text:style-name="T98">wile, kama, sona, lukin, ken, awen,<text:s/></text:span>and sometimes<text:s/><text:span text:style-name="T99">alasa.</text:span></text:p>
      <text:h text:style-name="Heading1" text:outline-level="1">Context</text:h>
      <text:p text:style-name="Normal"><text:span text:style-name="T100">la<text:s/></text:span>can be used to mark the context of a sentence.<text:s/><text:span text:style-name="T101">X la Y</text:span><text:s/>means “In the context of X, Y.”<text:s/>This can mean time, cause, topic, or any other relationship to the main sentence.</text:p>
      <text:p text:style-name="Normal"><text:span text:style-name="T102">sina lon poka mi la mi pilin pona.<text:s/></text:span>– When you are by my side,<text:s/>I feel good.</text:p>
      <text:p text:style-name="Normal">Most prepositional terms can be moved behind a<text:s/><text:span text:style-name="T103">la</text:span>.</text:p>
      <text:p text:style-name="Normal"><text:span text:style-name="T104">mi lape lon tenpo pimeja. tenpo pimeja la mi lape.</text:span><text:span text:style-name="T105"><text:s/>– I sleep at night.</text:span></text:p>
      <text:p text:style-name="Normal"><text:span text:style-name="T106">sina seli tan seme? tan seme la sina seli?<text:s/></text:span><text:span text:style-name="T107">– Why are you hot?</text:span></text:p>
      <text:h text:style-name="Heading1" text:outline-level="1">Numbers</text:h>
      <text:p text:style-name="Normal">Combine number words to add them up.</text:p>
      <text:p text:style-name="Normal"><text:span text:style-name="T108">wan<text:s/></text:span><text:span text:style-name="T109">– 1</text:span><text:span text:style-name="T110"><text:tab/></text:span><text:span text:style-name="T111">tu</text:span><text:span text:style-name="T112"><text:s/>– 2</text:span><text:span text:style-name="T113"><text:tab/></text:span><text:span text:style-name="T114">luka</text:span><text:span text:style-name="T115"><text:s/>– 5</text:span></text:p>
      <text:p text:style-name="Normal"><text:span text:style-name="T116">mute</text:span><text:span text:style-name="T117"><text:s/>– 20 <text:s text:c="8"/></text:span><text:span text:style-name="T118">ale</text:span><text:span text:style-name="T119"><text:s/>- 100</text:span></text:p>
      <text:p text:style-name="Normal"><text:span text:style-name="T120">tu tu</text:span><text:span text:style-name="T121"><text:s/>– 4</text:span><text:span text:style-name="T122"><text:tab/></text:span><text:span text:style-name="T123">luka tu wan</text:span><text:span text:style-name="T124"><text:s/>- 8</text:span></text:p>
      <text:p text:style-name="Normal"><text:span text:style-name="T125">nanpa</text:span><text:s/>can be used to mark ordinals.</text:p>
      <text:p text:style-name="Normal"><text:span text:style-name="T126">jan nanpa wan li pona.<text:s/></text:span>– The first person is good.</text:p>
      <text:p text:style-name="Normal"><text:span text:style-name="T127">ni li nasin nanpa mute tu wan.</text:span><text:s/>–<text:s/>That<text:s/>is 23rd<text:s/>Street.</text:p>
      <text:h text:style-name="Heading1" text:outline-level="1">And… that’s it!</text:h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soft-page-break/>
            <text:p text:style-name="P133">a</text:p>
          </table:table-cell>
          <table:table-cell table:style-name="TableCell134">
            <text:p text:style-name="P135">(emphasis, emotion, or confirmation)</text:p>
          </table:table-cell>
        </table:table-row>
        <table:table-row table:style-name="TableRow136">
          <table:table-cell table:style-name="TableCell137">
            <text:p text:style-name="P138">akesi</text:p>
          </table:table-cell>
          <table:table-cell table:style-name="TableCell139">
            <text:p text:style-name="P140">reptile, amphibian</text:p>
          </table:table-cell>
        </table:table-row>
        <table:table-row table:style-name="TableRow141">
          <table:table-cell table:style-name="TableCell142">
            <text:p text:style-name="P143">ala</text:p>
          </table:table-cell>
          <table:table-cell table:style-name="TableCell144">
            <text:p text:style-name="P145">no, not, zero</text:p>
          </table:table-cell>
        </table:table-row>
        <table:table-row table:style-name="TableRow146">
          <table:table-cell table:style-name="TableCell147">
            <text:p text:style-name="P148">alasa</text:p>
          </table:table-cell>
          <table:table-cell table:style-name="TableCell149">
            <text:p text:style-name="P150">to hunt, to forage</text:p>
          </table:table-cell>
        </table:table-row>
        <table:table-row table:style-name="TableRow151">
          <table:table-cell table:style-name="TableCell152">
            <text:p text:style-name="P153">ale<text:s/>(ali)<text:s/></text:p>
          </table:table-cell>
          <table:table-cell table:style-name="TableCell154">
            <text:p text:style-name="P155">all;<text:s/>everything; 100</text:p>
          </table:table-cell>
        </table:table-row>
        <table:table-row table:style-name="TableRow156">
          <table:table-cell table:style-name="TableCell157">
            <text:p text:style-name="P158">anpa</text:p>
          </table:table-cell>
          <table:table-cell table:style-name="TableCell159">
            <text:p text:style-name="P160">downward, humble, lowly</text:p>
          </table:table-cell>
        </table:table-row>
        <table:table-row table:style-name="TableRow161">
          <table:table-cell table:style-name="TableCell162">
            <text:p text:style-name="P163">ante</text:p>
          </table:table-cell>
          <table:table-cell table:style-name="TableCell164">
            <text:p text:style-name="P165">different, other, changed</text:p>
          </table:table-cell>
        </table:table-row>
        <table:table-row table:style-name="TableRow166">
          <table:table-cell table:style-name="TableCell167">
            <text:p text:style-name="P168">anu</text:p>
          </table:table-cell>
          <table:table-cell table:style-name="TableCell169">
            <text:p text:style-name="P170">Or</text:p>
          </table:table-cell>
        </table:table-row>
        <table:table-row table:style-name="TableRow171">
          <table:table-cell table:style-name="TableCell172">
            <text:p text:style-name="P173">awen</text:p>
          </table:table-cell>
          <table:table-cell table:style-name="TableCell174">
            <text:p text:style-name="P175">enduring, kept, protected; to continue to</text:p>
          </table:table-cell>
        </table:table-row>
        <table:table-row table:style-name="TableRow176">
          <table:table-cell table:style-name="TableCell177">
            <text:p text:style-name="P178">e</text:p>
          </table:table-cell>
          <table:table-cell table:style-name="TableCell179">
            <text:p text:style-name="P180">(direct object marker)</text:p>
          </table:table-cell>
        </table:table-row>
        <table:table-row table:style-name="TableRow181">
          <table:table-cell table:style-name="TableCell182">
            <text:p text:style-name="P183">en</text:p>
          </table:table-cell>
          <table:table-cell table:style-name="TableCell184">
            <text:p text:style-name="P185">(multiple subject marker)</text:p>
          </table:table-cell>
        </table:table-row>
        <table:table-row table:style-name="TableRow186">
          <table:table-cell table:style-name="TableCell187">
            <text:p text:style-name="P188">esun</text:p>
          </table:table-cell>
          <table:table-cell table:style-name="TableCell189">
            <text:p text:style-name="P190">market, shop, fair</text:p>
          </table:table-cell>
        </table:table-row>
        <table:table-row table:style-name="TableRow191">
          <table:table-cell table:style-name="TableCell192">
            <text:p text:style-name="P193">ijo</text:p>
          </table:table-cell>
          <table:table-cell table:style-name="TableCell194">
            <text:p text:style-name="P195">thing, object, phenomenon</text:p>
          </table:table-cell>
        </table:table-row>
        <table:table-row table:style-name="TableRow196">
          <table:table-cell table:style-name="TableCell197">
            <text:p text:style-name="P198">ike</text:p>
          </table:table-cell>
          <table:table-cell table:style-name="TableCell199">
            <text:p text:style-name="P200">bad, negative; irrelevant</text:p>
          </table:table-cell>
        </table:table-row>
        <table:table-row table:style-name="TableRow201">
          <table:table-cell table:style-name="TableCell202">
            <text:p text:style-name="P203">ilo</text:p>
          </table:table-cell>
          <table:table-cell table:style-name="TableCell204">
            <text:p text:style-name="P205">tool, machine, device, instrument</text:p>
          </table:table-cell>
        </table:table-row>
        <table:table-row table:style-name="TableRow206">
          <table:table-cell table:style-name="TableCell207">
            <text:p text:style-name="P208">insa</text:p>
          </table:table-cell>
          <table:table-cell table:style-name="TableCell209">
            <text:p text:style-name="P210">centre, inside, content;<text:s/>organ, stomach</text:p>
          </table:table-cell>
        </table:table-row>
        <table:table-row table:style-name="TableRow211">
          <table:table-cell table:style-name="TableCell212">
            <text:p text:style-name="P213">jaki</text:p>
          </table:table-cell>
          <table:table-cell table:style-name="TableCell214">
            <text:p text:style-name="P215">disgusting, unclean, toxic</text:p>
          </table:table-cell>
        </table:table-row>
        <table:table-row table:style-name="TableRow216">
          <table:table-cell table:style-name="TableCell217">
            <text:p text:style-name="P218">jan</text:p>
          </table:table-cell>
          <table:table-cell table:style-name="TableCell219">
            <text:p text:style-name="P220">person, somebody</text:p>
          </table:table-cell>
        </table:table-row>
        <table:table-row table:style-name="TableRow221">
          <table:table-cell table:style-name="TableCell222">
            <text:p text:style-name="P223">jelo</text:p>
          </table:table-cell>
          <table:table-cell table:style-name="TableCell224">
            <text:p text:style-name="P225">yellow, yellowish</text:p>
          </table:table-cell>
        </table:table-row>
        <table:table-row table:style-name="TableRow226">
          <table:table-cell table:style-name="TableCell227">
            <text:p text:style-name="P228">jo</text:p>
          </table:table-cell>
          <table:table-cell table:style-name="TableCell229">
            <text:p text:style-name="P230">to have, carry, contain, hold</text:p>
          </table:table-cell>
        </table:table-row>
        <table:table-row table:style-name="TableRow231">
          <table:table-cell table:style-name="TableCell232">
            <text:p text:style-name="P233">kala</text:p>
          </table:table-cell>
          <table:table-cell table:style-name="TableCell234">
            <text:p text:style-name="P235">sea creature</text:p>
          </table:table-cell>
        </table:table-row>
        <table:table-row table:style-name="TableRow236">
          <table:table-cell table:style-name="TableCell237">
            <text:p text:style-name="P238">kalama</text:p>
          </table:table-cell>
          <table:table-cell table:style-name="TableCell239">
            <text:p text:style-name="P240">sound;<text:s/>to make a sound, utter</text:p>
          </table:table-cell>
        </table:table-row>
        <table:table-row table:style-name="TableRow241">
          <table:table-cell table:style-name="TableCell242">
            <text:p text:style-name="P243">kama</text:p>
          </table:table-cell>
          <table:table-cell table:style-name="TableCell244">
            <text:p text:style-name="P245">arriving, coming, future; to become</text:p>
          </table:table-cell>
        </table:table-row>
        <table:table-row table:style-name="TableRow246">
          <table:table-cell table:style-name="TableCell247">
            <text:p text:style-name="P248">kasi</text:p>
          </table:table-cell>
          <table:table-cell table:style-name="TableCell249">
            <text:p text:style-name="P250">plant, vegetation; grass, leaf</text:p>
          </table:table-cell>
        </table:table-row>
        <table:table-row table:style-name="TableRow251">
          <table:table-cell table:style-name="TableCell252">
            <text:p text:style-name="P253">ken</text:p>
          </table:table-cell>
          <table:table-cell table:style-name="TableCell254">
            <text:p text:style-name="P255">to be able to, can, may;<text:s/>possible</text:p>
          </table:table-cell>
        </table:table-row>
        <table:table-row table:style-name="TableRow256">
          <table:table-cell table:style-name="TableCell257">
            <text:p text:style-name="P258">kepeken</text:p>
          </table:table-cell>
          <table:table-cell table:style-name="TableCell259">
            <text:p text:style-name="P260">to use, with, by means of</text:p>
          </table:table-cell>
        </table:table-row>
        <table:table-row table:style-name="TableRow261">
          <table:table-cell table:style-name="TableCell262">
            <text:p text:style-name="P263">**kijete-santakalu</text:p>
          </table:table-cell>
          <table:table-cell table:style-name="TableCell264">
            <text:p text:style-name="P265">Musteloids, such as racoon</text:p>
          </table:table-cell>
        </table:table-row>
        <table:table-row table:style-name="TableRow266">
          <table:table-cell table:style-name="TableCell267">
            <text:p text:style-name="P268">kili</text:p>
          </table:table-cell>
          <table:table-cell table:style-name="TableCell269">
            <text:p text:style-name="P270">fruit, vegetable</text:p>
          </table:table-cell>
        </table:table-row>
        <table:table-row table:style-name="TableRow271">
          <table:table-cell table:style-name="TableCell272">
            <text:p text:style-name="P273">*kin</text:p>
          </table:table-cell>
          <table:table-cell table:style-name="TableCell274">
            <text:p text:style-name="P275">also, too</text:p>
          </table:table-cell>
        </table:table-row>
        <table:table-row table:style-name="TableRow276">
          <table:table-cell table:style-name="TableCell277">
            <text:p text:style-name="P278">*kipisi</text:p>
          </table:table-cell>
          <table:table-cell table:style-name="TableCell279">
            <text:p text:style-name="P280">to cut,<text:s/>to<text:s/>divide; part, division</text:p>
          </table:table-cell>
        </table:table-row>
        <table:table-row table:style-name="TableRow281">
          <table:table-cell table:style-name="TableCell282">
            <text:p text:style-name="P283">kiwen</text:p>
          </table:table-cell>
          <table:table-cell table:style-name="TableCell284">
            <text:p text:style-name="P285">hard object, metal, stone, rock</text:p>
          </table:table-cell>
        </table:table-row>
        <table:table-row table:style-name="TableRow286">
          <table:table-cell table:style-name="TableCell287">
            <text:p text:style-name="P288">ko</text:p>
          </table:table-cell>
          <table:table-cell table:style-name="TableCell289">
            <text:p text:style-name="P290">clay, semi-solid,<text:s/>paste,<text:s/>powder</text:p>
          </table:table-cell>
        </table:table-row>
        <table:table-row table:style-name="TableRow291">
          <table:table-cell table:style-name="TableCell292">
            <text:p text:style-name="P293">kon</text:p>
          </table:table-cell>
          <table:table-cell table:style-name="TableCell294">
            <text:p text:style-name="P295">air;<text:s/>spirit, essence; unseen agent</text:p>
          </table:table-cell>
        </table:table-row>
        <table:table-row table:style-name="TableRow296">
          <table:table-cell table:style-name="TableCell297">
            <text:p text:style-name="P298">*ku</text:p>
          </table:table-cell>
          <table:table-cell table:style-name="TableCell299">
            <text:p text:style-name="P300">to interact<text:s/>with<text:s/><text:span text:style-name="T301">Toki Pona Dictionary</text:span></text:p>
          </table:table-cell>
        </table:table-row>
        <table:table-row table:style-name="TableRow302">
          <table:table-cell table:style-name="TableCell303">
            <text:p text:style-name="P304">kule</text:p>
          </table:table-cell>
          <table:table-cell table:style-name="TableCell305">
            <text:p text:style-name="P306">color, colorful</text:p>
          </table:table-cell>
        </table:table-row>
        <table:table-row table:style-name="TableRow307">
          <table:table-cell table:style-name="TableCell308">
            <text:p text:style-name="P309">kulupu</text:p>
          </table:table-cell>
          <table:table-cell table:style-name="TableCell310">
            <text:p text:style-name="P311">community, group, company, nation</text:p>
          </table:table-cell>
        </table:table-row>
        <table:table-row table:style-name="TableRow312">
          <table:table-cell table:style-name="TableCell313">
            <text:p text:style-name="P314">kute</text:p>
          </table:table-cell>
          <table:table-cell table:style-name="TableCell315">
            <text:p text:style-name="P316">ear;<text:s/>to hear</text:p>
          </table:table-cell>
        </table:table-row>
        <table:table-row table:style-name="TableRow317">
          <table:table-cell table:style-name="TableCell318">
            <text:p text:style-name="P319">la</text:p>
          </table:table-cell>
          <table:table-cell table:style-name="TableCell320">
            <text:p text:style-name="P321">(context marker)</text:p>
          </table:table-cell>
        </table:table-row>
        <table:table-row table:style-name="TableRow322">
          <table:table-cell table:style-name="TableCell323">
            <text:p text:style-name="P324">lape</text:p>
          </table:table-cell>
          <table:table-cell table:style-name="TableCell325">
            <text:p text:style-name="P326">sleeping, resting</text:p>
          </table:table-cell>
        </table:table-row>
        <table:table-row table:style-name="TableRow327">
          <table:table-cell table:style-name="TableCell328">
            <text:p text:style-name="P329">laso</text:p>
          </table:table-cell>
          <table:table-cell table:style-name="TableCell330">
            <text:p text:style-name="P331">blue, green</text:p>
          </table:table-cell>
        </table:table-row>
        <table:table-row table:style-name="TableRow332">
          <table:table-cell table:style-name="TableCell333">
            <text:p text:style-name="P334">lawa</text:p>
          </table:table-cell>
          <table:table-cell table:style-name="TableCell335">
            <text:p text:style-name="P336">head,<text:s/>mind;<text:s/>ruler;<text:s/>to lead, to regulate</text:p>
          </table:table-cell>
        </table:table-row>
        <table:table-row table:style-name="TableRow337">
          <table:table-cell table:style-name="TableCell338">
            <text:p text:style-name="P339">*leko</text:p>
          </table:table-cell>
          <table:table-cell table:style-name="TableCell340">
            <text:p text:style-name="P341">square, block</text:p>
          </table:table-cell>
        </table:table-row>
        <table:table-row table:style-name="TableRow342">
          <table:table-cell table:style-name="TableCell343">
            <text:p text:style-name="P344">len</text:p>
          </table:table-cell>
          <table:table-cell table:style-name="TableCell345">
            <text:p text:style-name="P346">cloth, fabric; cover, layer of privacy</text:p>
          </table:table-cell>
        </table:table-row>
        <table:table-row table:style-name="TableRow347">
          <table:table-cell table:style-name="TableCell348">
            <text:p text:style-name="P349">lete</text:p>
          </table:table-cell>
          <table:table-cell table:style-name="TableCell350">
            <text:p text:style-name="P351">cool, cold;<text:s/>raw</text:p>
          </table:table-cell>
        </table:table-row>
        <table:table-row table:style-name="TableRow352">
          <table:table-cell table:style-name="TableCell353">
            <text:p text:style-name="P354">li</text:p>
          </table:table-cell>
          <table:table-cell table:style-name="TableCell355">
            <text:p text:style-name="P356">(predicate marker)</text:p>
          </table:table-cell>
        </table:table-row>
        <table:table-row table:style-name="TableRow357">
          <table:table-cell table:style-name="TableCell358">
            <text:p text:style-name="P359">lili</text:p>
          </table:table-cell>
          <table:table-cell table:style-name="TableCell360">
            <text:p text:style-name="P361">small, little;<text:s/>few, a bit; young</text:p>
          </table:table-cell>
        </table:table-row>
        <table:table-row table:style-name="TableRow362">
          <table:table-cell table:style-name="TableCell363">
            <text:p text:style-name="P364">linja</text:p>
          </table:table-cell>
          <table:table-cell table:style-name="TableCell365">
            <text:p text:style-name="P366">long and flexible thing;<text:s/>string, cord, hair, thread</text:p>
          </table:table-cell>
        </table:table-row>
        <table:table-row table:style-name="TableRow367">
          <table:table-cell table:style-name="TableCell368">
            <text:p text:style-name="P369">lipu</text:p>
          </table:table-cell>
          <table:table-cell table:style-name="TableCell370">
            <text:p text:style-name="P371">flat object;<text:s/>paper, card,<text:s/>document,<text:s/>website</text:p>
          </table:table-cell>
        </table:table-row>
        <table:table-row table:style-name="TableRow372">
          <table:table-cell table:style-name="TableCell373">
            <text:p text:style-name="P374">loje</text:p>
          </table:table-cell>
          <table:table-cell table:style-name="TableCell375">
            <text:p text:style-name="P376">red, reddish</text:p>
          </table:table-cell>
        </table:table-row>
        <table:table-row table:style-name="TableRow377">
          <table:table-cell table:style-name="TableCell378">
            <text:p text:style-name="P379">lon</text:p>
          </table:table-cell>
          <table:table-cell table:style-name="TableCell380">
            <text:p text:style-name="P381">located at, present at, true</text:p>
          </table:table-cell>
        </table:table-row>
        <table:table-row table:style-name="TableRow382">
          <table:table-cell table:style-name="TableCell383">
            <text:p text:style-name="P384">luka</text:p>
          </table:table-cell>
          <table:table-cell table:style-name="TableCell385">
            <text:p text:style-name="P386">arm, hand;<text:s/>five</text:p>
          </table:table-cell>
        </table:table-row>
        <table:table-row table:style-name="TableRow387">
          <table:table-cell table:style-name="TableCell388">
            <text:p text:style-name="P389">lukin</text:p>
          </table:table-cell>
          <table:table-cell table:style-name="TableCell390">
            <text:p text:style-name="P391">to see, examine</text:p>
          </table:table-cell>
        </table:table-row>
        <table:table-row table:style-name="TableRow392">
          <table:table-cell table:style-name="TableCell393">
            <text:p text:style-name="P394">lupa</text:p>
          </table:table-cell>
          <table:table-cell table:style-name="TableCell395">
            <text:p text:style-name="P396">door, hole, orifice</text:p>
          </table:table-cell>
        </table:table-row>
        <table:table-row table:style-name="TableRow397">
          <table:table-cell table:style-name="TableCell398">
            <text:p text:style-name="P399">ma</text:p>
          </table:table-cell>
          <table:table-cell table:style-name="TableCell400">
            <text:p text:style-name="P401">earth, land;<text:s/>outdoors;<text:s/>soil</text:p>
          </table:table-cell>
        </table:table-row>
        <table:table-row table:style-name="TableRow402">
          <table:table-cell table:style-name="TableCell403">
            <text:p text:style-name="P404">mama</text:p>
          </table:table-cell>
          <table:table-cell table:style-name="TableCell405">
            <text:p text:style-name="P406">parent;<text:s/>creator; caretaker</text:p>
          </table:table-cell>
        </table:table-row>
        <table:table-row table:style-name="TableRow407">
          <table:table-cell table:style-name="TableCell408">
            <text:p text:style-name="P409">mani</text:p>
          </table:table-cell>
          <table:table-cell table:style-name="TableCell410">
            <text:p text:style-name="P411">money, cash, currency item</text:p>
          </table:table-cell>
        </table:table-row>
        <table:table-row table:style-name="TableRow412">
          <table:table-cell table:style-name="TableCell413">
            <text:p text:style-name="P414">*meli</text:p>
          </table:table-cell>
          <table:table-cell table:style-name="TableCell415">
            <text:p text:style-name="P416">Female</text:p>
          </table:table-cell>
        </table:table-row>
        <table:table-row table:style-name="TableRow417">
          <table:table-cell table:style-name="TableCell418">
            <text:p text:style-name="P419">mi</text:p>
          </table:table-cell>
          <table:table-cell table:style-name="TableCell420">
            <text:p text:style-name="P421">first-person pronoun</text:p>
          </table:table-cell>
        </table:table-row>
        <table:table-row table:style-name="TableRow422">
          <table:table-cell table:style-name="TableCell423">
            <text:p text:style-name="P424">*mije</text:p>
          </table:table-cell>
          <table:table-cell table:style-name="TableCell425">
            <text:p text:style-name="P426">male</text:p>
          </table:table-cell>
        </table:table-row>
        <table:table-row table:style-name="TableRow427">
          <table:table-cell table:style-name="TableCell428">
            <text:p text:style-name="P429">moku</text:p>
          </table:table-cell>
          <table:table-cell table:style-name="TableCell430">
            <text:p text:style-name="P431">to eat,<text:s/>to<text:s/>drink;<text:s/>food</text:p>
          </table:table-cell>
        </table:table-row>
        <table:table-row table:style-name="TableRow432">
          <table:table-cell table:style-name="TableCell433">
            <text:p text:style-name="P434">moli</text:p>
          </table:table-cell>
          <table:table-cell table:style-name="TableCell435">
            <text:p text:style-name="P436">dead, dying</text:p>
          </table:table-cell>
        </table:table-row>
        <table:table-row table:style-name="TableRow437">
          <table:table-cell table:style-name="TableCell438">
            <text:p text:style-name="P439">monsi</text:p>
          </table:table-cell>
          <table:table-cell table:style-name="TableCell440">
            <text:p text:style-name="P441">back, behind, rear<text:s/></text:p>
          </table:table-cell>
        </table:table-row>
        <table:table-row table:style-name="TableRow442">
          <table:table-cell table:style-name="TableCell443">
            <text:p text:style-name="P444">*monsuta</text:p>
          </table:table-cell>
          <table:table-cell table:style-name="TableCell445">
            <text:p text:style-name="P446">fear;<text:s/>monster;<text:s/>scary</text:p>
          </table:table-cell>
        </table:table-row>
        <table:table-row table:style-name="TableRow447">
          <table:table-cell table:style-name="TableCell448">
            <text:p text:style-name="P449">mu</text:p>
          </table:table-cell>
          <table:table-cell table:style-name="TableCell450">
            <text:p text:style-name="P451">(animal noise)</text:p>
          </table:table-cell>
        </table:table-row>
        <table:table-row table:style-name="TableRow452">
          <table:table-cell table:style-name="TableCell453">
            <text:p text:style-name="P454">mun</text:p>
          </table:table-cell>
          <table:table-cell table:style-name="TableCell455">
            <text:p text:style-name="P456">night sky object</text:p>
          </table:table-cell>
        </table:table-row>
        <table:table-row table:style-name="TableRow457">
          <table:table-cell table:style-name="TableCell458">
            <text:p text:style-name="P459">musi</text:p>
          </table:table-cell>
          <table:table-cell table:style-name="TableCell460">
            <text:p text:style-name="P461">entertaining, fun, recreational</text:p>
          </table:table-cell>
        </table:table-row>
        <table:table-row table:style-name="TableRow462">
          <table:table-cell table:style-name="TableCell463">
            <text:p text:style-name="P464">mute</text:p>
          </table:table-cell>
          <table:table-cell table:style-name="TableCell465">
            <text:p text:style-name="P466">many, a lot;<text:s/>very; quantity</text:p>
          </table:table-cell>
        </table:table-row>
        <table:table-row table:style-name="TableRow467">
          <table:table-cell table:style-name="TableCell468">
            <text:p text:style-name="P469">*namako</text:p>
          </table:table-cell>
          <table:table-cell table:style-name="TableCell470">
            <text:p text:style-name="P471">spice, additional</text:p>
          </table:table-cell>
        </table:table-row>
        <table:table-row table:style-name="TableRow472">
          <table:table-cell table:style-name="TableCell473">
            <text:p text:style-name="P474">nanpa</text:p>
          </table:table-cell>
          <table:table-cell table:style-name="TableCell475">
            <text:p text:style-name="P476">-th;<text:s/>number</text:p>
          </table:table-cell>
        </table:table-row>
        <table:table-row table:style-name="TableRow477">
          <table:table-cell table:style-name="TableCell478">
            <text:p text:style-name="P479">nasa</text:p>
          </table:table-cell>
          <table:table-cell table:style-name="TableCell480">
            <text:p text:style-name="P481">strange, unusual; foolish; silly</text:p>
          </table:table-cell>
        </table:table-row>
        <table:table-row table:style-name="TableRow482">
          <table:table-cell table:style-name="TableCell483">
            <text:p text:style-name="P484">nasin</text:p>
          </table:table-cell>
          <table:table-cell table:style-name="TableCell485">
            <text:p text:style-name="P486">way, road, doctrine, method</text:p>
          </table:table-cell>
        </table:table-row>
        <table:table-row table:style-name="TableRow487">
          <table:table-cell table:style-name="TableCell488">
            <text:p text:style-name="P489">nena</text:p>
          </table:table-cell>
          <table:table-cell table:style-name="TableCell490">
            <text:p text:style-name="P491">bump, hill, nose</text:p>
          </table:table-cell>
        </table:table-row>
        <table:table-row table:style-name="TableRow492">
          <table:table-cell table:style-name="TableCell493">
            <text:p text:style-name="P494">ni</text:p>
          </table:table-cell>
          <table:table-cell table:style-name="TableCell495">
            <text:p text:style-name="P496">this, that</text:p>
          </table:table-cell>
        </table:table-row>
        <table:table-row table:style-name="TableRow497">
          <table:table-cell table:style-name="TableCell498">
            <text:p text:style-name="P499">nimi</text:p>
          </table:table-cell>
          <table:table-cell table:style-name="TableCell500">
            <text:p text:style-name="P501">word, name</text:p>
          </table:table-cell>
        </table:table-row>
        <table:table-row table:style-name="TableRow502">
          <table:table-cell table:style-name="TableCell503">
            <text:p text:style-name="P504">noka</text:p>
          </table:table-cell>
          <table:table-cell table:style-name="TableCell505">
            <text:p text:style-name="P506">foot, leg; lower part</text:p>
          </table:table-cell>
        </table:table-row>
        <table:table-row table:style-name="TableRow507">
          <table:table-cell table:style-name="TableCell508">
            <text:p text:style-name="P509">o</text:p>
          </table:table-cell>
          <table:table-cell table:style-name="TableCell510">
            <text:p text:style-name="P511">(vocative / imperative particle)</text:p>
          </table:table-cell>
        </table:table-row>
        <table:table-row table:style-name="TableRow512">
          <table:table-cell table:style-name="TableCell513">
            <text:p text:style-name="P514">olin</text:p>
          </table:table-cell>
          <table:table-cell table:style-name="TableCell515">
            <text:p text:style-name="P516">to love, to respect</text:p>
          </table:table-cell>
        </table:table-row>
        <table:table-row table:style-name="TableRow517">
          <table:table-cell table:style-name="TableCell518">
            <text:p text:style-name="P519">ona</text:p>
          </table:table-cell>
          <table:table-cell table:style-name="TableCell520">
            <text:p text:style-name="P521">third-person pronoun</text:p>
          </table:table-cell>
        </table:table-row>
        <table:table-row table:style-name="TableRow522">
          <table:table-cell table:style-name="TableCell523">
            <text:p text:style-name="P524">open</text:p>
          </table:table-cell>
          <table:table-cell table:style-name="TableCell525">
            <text:p text:style-name="P526">to begin, to start;<text:s/>opening</text:p>
          </table:table-cell>
        </table:table-row>
        <table:table-row table:style-name="TableRow527">
          <table:table-cell table:style-name="TableCell528">
            <text:p text:style-name="P529">pakala</text:p>
          </table:table-cell>
          <table:table-cell table:style-name="TableCell530">
            <text:p text:style-name="P531">broken,<text:s/>damaged; to mess up</text:p>
          </table:table-cell>
        </table:table-row>
        <table:table-row table:style-name="TableRow532">
          <table:table-cell table:style-name="TableCell533">
            <text:p text:style-name="P534">pali</text:p>
          </table:table-cell>
          <table:table-cell table:style-name="TableCell535">
            <text:p text:style-name="P536">to do, to work on</text:p>
          </table:table-cell>
        </table:table-row>
        <table:table-row table:style-name="TableRow537">
          <table:table-cell table:style-name="TableCell538">
            <text:p text:style-name="P539">palisa</text:p>
          </table:table-cell>
          <table:table-cell table:style-name="TableCell540">
            <text:p text:style-name="P541">long hard object; rod, stick</text:p>
          </table:table-cell>
        </table:table-row>
        <table:table-row table:style-name="TableRow542">
          <table:table-cell table:style-name="TableCell543">
            <text:p text:style-name="P544">pan</text:p>
          </table:table-cell>
          <table:table-cell table:style-name="TableCell545">
            <text:p text:style-name="P546">grain, pasta, bread, rice</text:p>
          </table:table-cell>
        </table:table-row>
        <table:table-row table:style-name="TableRow547">
          <table:table-cell table:style-name="TableCell548">
            <text:p text:style-name="P549">pana</text:p>
          </table:table-cell>
          <table:table-cell table:style-name="TableCell550">
            <text:p text:style-name="P551">to give,<text:s/>to<text:s/>emit,<text:s/>to<text:s/>send</text:p>
          </table:table-cell>
        </table:table-row>
        <table:table-row table:style-name="TableRow552">
          <table:table-cell table:style-name="TableCell553">
            <text:p text:style-name="P554">pi</text:p>
          </table:table-cell>
          <table:table-cell table:style-name="TableCell555">
            <text:p text:style-name="P556">(regroups modifiers)</text:p>
          </table:table-cell>
        </table:table-row>
        <table:table-row table:style-name="TableRow557">
          <table:table-cell table:style-name="TableCell558">
            <text:p text:style-name="P559">pilin</text:p>
          </table:table-cell>
          <table:table-cell table:style-name="TableCell560">
            <text:p text:style-name="P561">heart, feeling</text:p>
          </table:table-cell>
        </table:table-row>
        <table:table-row table:style-name="TableRow562">
          <table:table-cell table:style-name="TableCell563">
            <text:p text:style-name="P564">pimeja</text:p>
          </table:table-cell>
          <table:table-cell table:style-name="TableCell565">
            <text:p text:style-name="P566">black, dark, unlit</text:p>
          </table:table-cell>
        </table:table-row>
        <table:table-row table:style-name="TableRow567">
          <table:table-cell table:style-name="TableCell568">
            <text:p text:style-name="P569">pini</text:p>
          </table:table-cell>
          <table:table-cell table:style-name="TableCell570">
            <text:p text:style-name="P571">finished, past, end</text:p>
          </table:table-cell>
        </table:table-row>
        <table:table-row table:style-name="TableRow572">
          <table:table-cell table:style-name="TableCell573">
            <text:p text:style-name="P574">pipi</text:p>
          </table:table-cell>
          <table:table-cell table:style-name="TableCell575">
            <text:p text:style-name="P576">bug, insect</text:p>
          </table:table-cell>
        </table:table-row>
        <table:table-row table:style-name="TableRow577">
          <table:table-cell table:style-name="TableCell578">
            <text:p text:style-name="P579">poka</text:p>
          </table:table-cell>
          <table:table-cell table:style-name="TableCell580">
            <text:p text:style-name="P581">hip, side;<text:s/>nearby</text:p>
          </table:table-cell>
        </table:table-row>
        <table:table-row table:style-name="TableRow582">
          <table:table-cell table:style-name="TableCell583">
            <text:p text:style-name="P584">poki</text:p>
          </table:table-cell>
          <table:table-cell table:style-name="TableCell585">
            <text:p text:style-name="P586">container, bag, box, bowl, cup</text:p>
          </table:table-cell>
        </table:table-row>
        <table:table-row table:style-name="TableRow587">
          <table:table-cell table:style-name="TableCell588">
            <text:p text:style-name="P589">pona</text:p>
          </table:table-cell>
          <table:table-cell table:style-name="TableCell590">
            <text:p text:style-name="P591">good, useful, simple, positive</text:p>
          </table:table-cell>
        </table:table-row>
        <table:table-row table:style-name="TableRow592">
          <table:table-cell table:style-name="TableCell593">
            <text:p text:style-name="P594">pu</text:p>
          </table:table-cell>
          <table:table-cell table:style-name="TableCell595">
            <text:p text:style-name="P596">interacting with<text:s/><text:span text:style-name="T597">Toki Pona: The Language of Good<text:s/></text:span></text:p>
          </table:table-cell>
        </table:table-row>
        <table:table-row table:style-name="TableRow598">
          <table:table-cell table:style-name="TableCell599">
            <text:p text:style-name="P600">sama</text:p>
          </table:table-cell>
          <table:table-cell table:style-name="TableCell601">
            <text:p text:style-name="P602">similar, same;<text:s/>as</text:p>
          </table:table-cell>
        </table:table-row>
        <table:table-row table:style-name="TableRow603">
          <table:table-cell table:style-name="TableCell604">
            <text:p text:style-name="P605">seli</text:p>
          </table:table-cell>
          <table:table-cell table:style-name="TableCell606">
            <text:p text:style-name="P607">Fire;<text:s/>heat source</text:p>
          </table:table-cell>
        </table:table-row>
        <table:table-row table:style-name="TableRow608">
          <table:table-cell table:style-name="TableCell609">
            <text:p text:style-name="P610">selo</text:p>
          </table:table-cell>
          <table:table-cell table:style-name="TableCell611">
            <text:p text:style-name="P612">outer form,<text:s/>outmost<text:s/>layer;<text:s/>skin, peel</text:p>
          </table:table-cell>
        </table:table-row>
        <table:table-row table:style-name="TableRow613">
          <table:table-cell table:style-name="TableCell614">
            <text:p text:style-name="P615">seme</text:p>
          </table:table-cell>
          <table:table-cell table:style-name="TableCell616">
            <text:p text:style-name="P617">what? which?</text:p>
          </table:table-cell>
        </table:table-row>
        <table:table-row table:style-name="TableRow618">
          <table:table-cell table:style-name="TableCell619">
            <text:p text:style-name="P620">sewi</text:p>
          </table:table-cell>
          <table:table-cell table:style-name="TableCell621">
            <text:p text:style-name="P622">area above, highest part;<text:s/>divine, sacred</text:p>
          </table:table-cell>
        </table:table-row>
        <table:table-row table:style-name="TableRow623">
          <table:table-cell table:style-name="TableCell624">
            <text:p text:style-name="P625">sijelo</text:p>
          </table:table-cell>
          <table:table-cell table:style-name="TableCell626">
            <text:p text:style-name="P627">body, torso.<text:s/>physical state</text:p>
          </table:table-cell>
        </table:table-row>
        <table:table-row table:style-name="TableRow628">
          <table:table-cell table:style-name="TableCell629">
            <text:p text:style-name="P630">sike</text:p>
          </table:table-cell>
          <table:table-cell table:style-name="TableCell631">
            <text:p text:style-name="P632">circular object, cycle;<text:s/>of one year</text:p>
          </table:table-cell>
        </table:table-row>
        <table:table-row table:style-name="TableRow633">
          <table:table-cell table:style-name="TableCell634">
            <text:p text:style-name="P635">sin</text:p>
          </table:table-cell>
          <table:table-cell table:style-name="TableCell636">
            <text:p text:style-name="P637">new, fresh;<text:s/>another</text:p>
          </table:table-cell>
        </table:table-row>
        <table:table-row table:style-name="TableRow638">
          <table:table-cell table:style-name="TableCell639">
            <text:p text:style-name="P640">sina</text:p>
          </table:table-cell>
          <table:table-cell table:style-name="TableCell641">
            <text:p text:style-name="P642">second-person pronoun</text:p>
          </table:table-cell>
        </table:table-row>
        <table:table-row table:style-name="TableRow643">
          <table:table-cell table:style-name="TableCell644">
            <text:p text:style-name="P645">sinpin</text:p>
          </table:table-cell>
          <table:table-cell table:style-name="TableCell646">
            <text:p text:style-name="P647">face, front, wall</text:p>
          </table:table-cell>
        </table:table-row>
        <table:table-row table:style-name="TableRow648">
          <table:table-cell table:style-name="TableCell649">
            <text:p text:style-name="P650">sitelen</text:p>
          </table:table-cell>
          <table:table-cell table:style-name="TableCell651">
            <text:p text:style-name="P652">image, picture, writing, symbol</text:p>
          </table:table-cell>
        </table:table-row>
        <table:table-row table:style-name="TableRow653">
          <table:table-cell table:style-name="TableCell654">
            <text:p text:style-name="P655">*soko</text:p>
          </table:table-cell>
          <table:table-cell table:style-name="TableCell656">
            <text:p text:style-name="P657">mushroom</text:p>
          </table:table-cell>
        </table:table-row>
        <table:table-row table:style-name="TableRow658">
          <table:table-cell table:style-name="TableCell659">
            <text:p text:style-name="P660">sona</text:p>
          </table:table-cell>
          <table:table-cell table:style-name="TableCell661">
            <text:p text:style-name="P662">to know;<text:s/>wisdom knowledge, info</text:p>
          </table:table-cell>
        </table:table-row>
        <table:table-row table:style-name="TableRow663">
          <table:table-cell table:style-name="TableCell664">
            <text:p text:style-name="P665">soweli</text:p>
          </table:table-cell>
          <table:table-cell table:style-name="TableCell666">
            <text:p text:style-name="P667">land animal</text:p>
          </table:table-cell>
        </table:table-row>
        <table:table-row table:style-name="TableRow668">
          <table:table-cell table:style-name="TableCell669">
            <text:p text:style-name="P670">suli</text:p>
          </table:table-cell>
          <table:table-cell table:style-name="TableCell671">
            <text:p text:style-name="P672">big, heavy, large</text:p>
          </table:table-cell>
        </table:table-row>
        <table:table-row table:style-name="TableRow673">
          <table:table-cell table:style-name="TableCell674">
            <text:p text:style-name="P675">suno</text:p>
          </table:table-cell>
          <table:table-cell table:style-name="TableCell676">
            <text:p text:style-name="P677">light source, sun; bright</text:p>
          </table:table-cell>
        </table:table-row>
        <table:table-row table:style-name="TableRow678">
          <table:table-cell table:style-name="TableCell679">
            <text:p text:style-name="P680">supa</text:p>
          </table:table-cell>
          <table:table-cell table:style-name="TableCell681">
            <text:p text:style-name="P682">horizontal surface, thing to put objects on</text:p>
          </table:table-cell>
        </table:table-row>
        <table:table-row table:style-name="TableRow683">
          <table:table-cell table:style-name="TableCell684">
            <text:p text:style-name="P685">suwi</text:p>
          </table:table-cell>
          <table:table-cell table:style-name="TableCell686">
            <text:p text:style-name="P687">sweet;<text:s/>cute</text:p>
          </table:table-cell>
        </table:table-row>
        <table:table-row table:style-name="TableRow688">
          <table:table-cell table:style-name="TableCell689">
            <text:p text:style-name="P690">tan</text:p>
          </table:table-cell>
          <table:table-cell table:style-name="TableCell691">
            <text:p text:style-name="P692">from, by, because</text:p>
          </table:table-cell>
        </table:table-row>
        <table:table-row table:style-name="TableRow693">
          <table:table-cell table:style-name="TableCell694">
            <text:p text:style-name="P695">taso</text:p>
          </table:table-cell>
          <table:table-cell table:style-name="TableCell696">
            <text:p text:style-name="P697">but,<text:s/>however;<text:s/>only</text:p>
          </table:table-cell>
        </table:table-row>
        <table:table-row table:style-name="TableRow698">
          <table:table-cell table:style-name="TableCell699">
            <text:p text:style-name="P700">tawa</text:p>
          </table:table-cell>
          <table:table-cell table:style-name="TableCell701">
            <text:p text:style-name="P702">going to; for;<text:s/>moving</text:p>
          </table:table-cell>
        </table:table-row>
        <table:table-row table:style-name="TableRow703">
          <table:table-cell table:style-name="TableCell704">
            <text:p text:style-name="P705">telo</text:p>
          </table:table-cell>
          <table:table-cell table:style-name="TableCell706">
            <text:p text:style-name="P707">liquid,<text:s/>water,<text:s/>beverage</text:p>
          </table:table-cell>
        </table:table-row>
        <table:table-row table:style-name="TableRow708">
          <table:table-cell table:style-name="TableCell709">
            <text:p text:style-name="P710">tenpo</text:p>
          </table:table-cell>
          <table:table-cell table:style-name="TableCell711">
            <text:p text:style-name="P712">time, duration, moment, period</text:p>
          </table:table-cell>
        </table:table-row>
        <table:table-row table:style-name="TableRow713">
          <table:table-cell table:style-name="TableCell714">
            <text:p text:style-name="P715">toki</text:p>
          </table:table-cell>
          <table:table-cell table:style-name="TableCell716">
            <text:p text:style-name="P717">to say;<text:s/>language</text:p>
          </table:table-cell>
        </table:table-row>
        <table:table-row table:style-name="TableRow718">
          <table:table-cell table:style-name="TableCell719">
            <text:p text:style-name="P720">tomo</text:p>
          </table:table-cell>
          <table:table-cell table:style-name="TableCell721">
            <text:p text:style-name="P722">indoor space; building, home</text:p>
          </table:table-cell>
        </table:table-row>
        <table:table-row table:style-name="TableRow723">
          <table:table-cell table:style-name="TableCell724">
            <text:p text:style-name="P725">*tonsi</text:p>
          </table:table-cell>
          <table:table-cell table:style-name="TableCell726">
            <text:p text:style-name="P727">non-binary, trans</text:p>
          </table:table-cell>
        </table:table-row>
        <table:table-row table:style-name="TableRow728">
          <table:table-cell table:style-name="TableCell729">
            <text:p text:style-name="P730">tu</text:p>
          </table:table-cell>
          <table:table-cell table:style-name="TableCell731">
            <text:p text:style-name="P732">Two</text:p>
          </table:table-cell>
        </table:table-row>
        <table:table-row table:style-name="TableRow733">
          <table:table-cell table:style-name="TableCell734">
            <text:p text:style-name="P735">unpa</text:p>
          </table:table-cell>
          <table:table-cell table:style-name="TableCell736">
            <text:p text:style-name="P737">sex;<text:s/>to have sexual relations</text:p>
          </table:table-cell>
        </table:table-row>
        <table:table-row table:style-name="TableRow738">
          <table:table-cell table:style-name="TableCell739">
            <text:p text:style-name="P740">uta</text:p>
          </table:table-cell>
          <table:table-cell table:style-name="TableCell741">
            <text:p text:style-name="P742">mouth,<text:s/>lips;<text:s/>oral</text:p>
          </table:table-cell>
        </table:table-row>
        <table:table-row table:style-name="TableRow743">
          <table:table-cell table:style-name="TableCell744">
            <text:p text:style-name="P745">utala</text:p>
          </table:table-cell>
          <table:table-cell table:style-name="TableCell746">
            <text:p text:style-name="P747">to battle;<text:s/>challenge<text:s/></text:p>
          </table:table-cell>
        </table:table-row>
        <table:table-row table:style-name="TableRow748">
          <table:table-cell table:style-name="TableCell749">
            <text:p text:style-name="P750">walo</text:p>
          </table:table-cell>
          <table:table-cell table:style-name="TableCell751">
            <text:p text:style-name="P752">white;<text:s/>light-colored, pale</text:p>
          </table:table-cell>
        </table:table-row>
        <table:table-row table:style-name="TableRow753">
          <table:table-cell table:style-name="TableCell754">
            <text:p text:style-name="P755">wan</text:p>
          </table:table-cell>
          <table:table-cell table:style-name="TableCell756">
            <text:p text:style-name="P757">one;<text:s/>unique</text:p>
          </table:table-cell>
        </table:table-row>
        <table:table-row table:style-name="TableRow758">
          <table:table-cell table:style-name="TableCell759">
            <text:p text:style-name="P760">waso</text:p>
          </table:table-cell>
          <table:table-cell table:style-name="TableCell761">
            <text:p text:style-name="P762">flying creature</text:p>
          </table:table-cell>
        </table:table-row>
        <table:table-row table:style-name="TableRow763">
          <table:table-cell table:style-name="TableCell764">
            <text:p text:style-name="P765">wawa</text:p>
          </table:table-cell>
          <table:table-cell table:style-name="TableCell766">
            <text:p text:style-name="P767">strong, powerful; confident, energetic</text:p>
          </table:table-cell>
        </table:table-row>
        <table:table-row table:style-name="TableRow768">
          <table:table-cell table:style-name="TableCell769">
            <text:p text:style-name="P770">weka</text:p>
          </table:table-cell>
          <table:table-cell table:style-name="TableCell771">
            <text:p text:style-name="P772">absent, away</text:p>
          </table:table-cell>
        </table:table-row>
        <table:table-row table:style-name="TableRow773">
          <table:table-cell table:style-name="TableCell774">
            <text:p text:style-name="P775">wile</text:p>
          </table:table-cell>
          <table:table-cell table:style-name="TableCell776">
            <text:p text:style-name="P777">must, need, want</text:p>
          </table:table-cell>
        </table:table-row>
        <table:table-row table:style-name="TableRow778">
          <table:table-cell table:style-name="TableCell779">
            <text:h text:style-name="P780" text:outline-level="1"/>
          </table:table-cell>
          <table:table-cell table:style-name="TableCell781">
            <text:p text:style-name="P782"/>
          </table:table-cell>
        </table:table-row>
      </table:table>
      <text:p text:style-name="Normal">These definitions have been slightly shortened to better fit a single page. Also refer to other dictionaries and speakers!</text:p>
      <text:p text:style-name="Normal">*These words have been marked as widespread by<text:s/><text:a xlink:href="https://lipu-linku.github.io/" office:target-frame-name="_top" xlink:show="replace"><text:span text:style-name="Hyperlink">lipu Linku</text:span></text:a>, which means that while a majority of speakers do use this word, a significant portion do not.</text:p>
      <text:p text:style-name="Normal">**This word is a common joke word, not intended for serious us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T Sans" svg:font-family="PT Sans" style:font-family-generic="swiss" style:font-pitch="variable"/>
    <style:font-face style:name="Karla" svg:font-family="Karla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Ek Mukta" svg:font-family="Ek Mukta" style:font-family-generic="system" style:font-pitch="variable"/>
    <style:font-face style:name="Quicksand Medium" svg:font-family="Quicksand Medium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Title" style:next-style-name="Normal" style:default-outline-level="1">
      <style:text-properties fo:font-weight="bold" style:font-weight-asian="bold" style:font-weight-complex="bold" fo:font-size="12pt" style:font-size-asian="12pt" style:font-size-complex="14pt" fo:hyphenate="false"/>
    </style:style>
    <style:style style:name="Normal" style:display-name="Normal" style:family="paragraph">
      <style:paragraph-properties fo:margin-bottom="0.0694in"/>
      <style:text-properties style:font-name="Karla" fo:font-size="8pt" style:font-size-asian="8pt" style:font-size-complex="8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itle" style:display-name="Title" style:family="paragraph" style:parent-style-name="Normal" style:next-style-name="Normal">
      <style:paragraph-properties fo:margin-bottom="0.0277in"/>
      <style:text-properties style:font-name="PT Sans" fo:font-size="24pt" style:font-size-asian="24pt" style:font-size-complex="24pt" fo:hyphenate="false"/>
    </style:style>
    <style:style style:name="TitleChar" style:display-name="Title Char" style:family="text" style:parent-style-name="DefaultParagraphFont">
      <style:text-properties style:font-name="PT Sans" fo:font-size="24pt" style:font-size-asian="24pt" style:font-size-complex="24pt"/>
    </style:style>
    <style:style style:name="Heading1Char" style:display-name="Heading 1 Char" style:family="text" style:parent-style-name="DefaultParagraphFont">
      <style:text-properties style:font-name="PT Sans" fo:font-weight="bold" style:font-weight-asian="bold" style:font-weight-complex="bold" fo:font-size="12pt" style:font-size-asian="12pt" style:font-size-complex="14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TableContents" style:display-name="Table Contents" style:family="paragraph" style:parent-style-name="Normal">
      <style:paragraph-properties text:number-lines="false" style:vertical-align="baseline" fo:margin-bottom="0in" fo:line-height="100%"/>
      <style:text-properties style:font-name="Liberation Serif" style:font-name-asian="Noto Serif CJK SC" style:font-name-complex="Ek Mukt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Quicksand Medium" fo:font-size="8pt" style:font-size-asian="8pt" style:font-size-complex="8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Quicksand Medium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in" fo:margin-left="0.3in" fo:margin-bottom="0.3in" fo:margin-right="0.3in" style:num-format="1" style:writing-mode="lr-tb">
        <style:columns fo:column-count="4" fo:column-gap="0.2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anislawski, Zachary Michael</meta:initial-creator>
    <dc:creator>zacat</dc:creator>
    <meta:creation-date>2022-12-21T15:40:00Z</meta:creation-date>
    <dc:date>2022-12-21T15:40:00Z</dc:date>
    <meta:print-date>2022-12-21T15:40:00Z</meta:print-date>
    <meta:template xlink:href="Normal.dotm" xlink:type="simple"/>
    <meta:editing-cycles>2</meta:editing-cycles>
    <meta:editing-duration>PT60S</meta:editing-duration>
    <meta:document-statistic meta:page-count="2" meta:paragraph-count="20" meta:word-count="1516" meta:character-count="10141" meta:row-count="72" meta:non-whitespace-character-count="8645"/>
  </office:meta>
</office:document-meta>
</file>